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text-properties officeooo:paragraph-rsid="0005682c"/>
    </style:style>
    <style:style style:name="P3" style:family="paragraph" style:parent-style-name="Standard">
      <style:text-properties officeooo:rsid="0005682c" officeooo:paragraph-rsid="0005682c"/>
    </style:style>
    <style:style style:name="T1" style:family="text">
      <style:text-properties fo:font-variant="normal" fo:text-transform="none" fo:color="#222222" loext:opacity="100%" style:font-name="Arial" fo:font-size="7.80000019073486pt" fo:letter-spacing="normal" fo:font-style="normal" fo:font-weight="normal"/>
    </style:style>
    <style:style style:name="T2" style:family="text">
      <style:text-properties fo:color="#222222" loext:opacity="100%" style:font-name="Arial" fo:font-size="7.80000019073486pt" fo:letter-spacing="normal" fo:font-style="italic" fo:font-weight="normal"/>
    </style:style>
    <style:style style:name="T3" style:family="text">
      <style:text-properties officeooo:rsid="000568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As the development of AI continues, fears of job automation, impact on economy, weaponization by political interests, and more are rapidly escalating. </text:p>
      <text:p text:style-name="Standard">As a means of mitigating these concerns and worries, the concept of alignment between AI and its intended goals seems a promising method to keep dangerous elements of AI in check. This discussion is meant to introduce the topic, a short description of what it is, provide a few sources on the topic, and express ideas on what the future of AI Alignment methodology or enforcement could look like.</text:p>
      <text:p text:style-name="Standard"/>
      <text:p text:style-name="P2"><text:tab/>Alignment in AI is the match between a developer's goals and its fulfillment by the artificial intelligence. One may <text:span text:style-name="T3">not have intuitively thought this an issue, since after all, the developer is telling the program exactly what to do. This line of thinking is a bit misguided as large language models and other generalized intelligence derive their abilities from enormously complex models that humans typically can’t understand in its entirety. The models are built to improve themselves and select necessary features that improve goal achievement. <text:s/>Goal achievement is typically defined for the model, but rarely are the defined success parameters sufficiently exclusive in how the success can be achieved, or sufficiently accurate in when success is achieved. After repeating this some million iterations, a developer’s ability to intuit why certain decisions or output is chosen by the model are best guesses at that point.</text:span> <text:span text:style-name="T3">As it is established there is only partial human understanding of choices made by artificial intelligence, it is only natural to expect that partial understanding is joined by unexpected results. </text:span></text:p>
      <text:p text:style-name="P2"><text:span text:style-name="T3"><text:tab/>I</text:span>nstances of "reward-hacking" <text:span text:style-name="T3">and self-awareness, have become a primary concern of human control over artificial intelligence capabilities. Reward hacking being technical achievement of goal, but either in means illegal or methods unintended [Skalse 2022]. As an example of “reward-hacking”, researches, Christiano, Leike, and company testing a reinforcement learning strategy with human supervision to train a claw to hold a ball in a specific manner found that even with human supervision, the claw would position itself to the supervisors to only appear as if it was holding the ball [Christiano et al., 2022]. Not only was the defined reward parameter cheated, but even deceived its supervisors. In the above described scenario, the reward parameter would be described as misspecified. The reward parameter is a function used to control and signal to the model when the goal has been achieved. This example highlights why alignment between AI and humans is such a critical piece in the discussion of governing AI. Emergent abilities are a second factor that when layered with reward-hacking, and its potential forms of deception, exemplifies the importance of alignment. </text:span></text:p>
      <text:p text:style-name="P2"/>
      <text:p text:style-name="P2"><text:span text:style-name="T3"><text:tab/>For our discussion:</text:span></text:p>
      <text:p text:style-name="P3">1. <text:s/>Do you think reward functions and reward hacking can be solved by humans or just managed?</text:p>
      <text:p text:style-name="P2"><text:span text:style-name="T3">2. How would you attempt to solve the issue of matching intentions between the application and its user?</text:span></text:p>
      <text:p text:style-name="P3">3. Do you think reward hacking could escalate into a more significant issue?</text:p>
      <text:p text:style-name="P2"/>
      <text:p text:style-name="P2"/>
      <text:p text:style-name="P1"><text:span text:style-name="T1">Skalse, J., Howe, N., Krasheninnikov, D., &amp; Krueger, D. (2022). Defining and characterizing reward gaming. </text:span><text:span text:style-name="T2">Advances in Neural Information Processing Systems</text:span><text:span text:style-name="T1">, </text:span><text:span text:style-name="T2">35</text:span><text:span text:style-name="T1">, 9460-9471.</text:span> </text:p>
      <text:p text:style-name="P1"/>
      <text:p text:style-name="P1"><text:span text:style-name="T1">Christiano, P. F., Leike, J., Brown, T., Martic, M., Legg, S., &amp; Amodei, D. (2017). Deep reinforcement learning from human preferences. </text:span><text:span text:style-name="T2">Advances in neural information processing systems</text:span><text:span text:style-name="T1">, </text:span><text:span text:style-name="T2">30</text:span><text:span text:style-name="T1">.</text:span>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16:54:31.370000000</meta:creation-date>
    <dc:date>2023-07-03T19:36:20.941000000</dc:date>
    <meta:editing-duration>PT2H41M50S</meta:editing-duration>
    <meta:editing-cycles>1</meta:editing-cycles>
    <meta:document-statistic meta:table-count="0" meta:image-count="0" meta:object-count="0" meta:page-count="1" meta:paragraph-count="10" meta:word-count="547" meta:character-count="3506" meta:non-whitespace-character-count="2958"/>
    <meta:generator>LibreOffice/7.5.2.2$Windows_X86_64 LibreOffice_project/53bb9681a964705cf672590721dbc85eb4d0c3a2</meta:generator>
  </office:meta>
</office:document-meta>
</file>